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style:font-size-asian="11pt" style:font-size-complex="11pt"/>
    </style:style>
    <style:style style:name="ce85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font-size-asian="11pt" style:font-size-complex="11pt"/>
    </style:style>
    <style:style style:name="ce86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85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84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office:value-type="string" calcext:value-type="string">
            <text:p>Please stop mocking the language or you’ll never understand the importance of memory safety or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86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Metaverse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/>
          <table:table-cell table:style-name="ce18" office:value-type="string" calcext:value-type="string">
            <text:p><text:span text:style-name="T3">Maintenance of: </text:span></text:p>
            <text:p><text:span text:style-name="T3">- Pop!_OS kernel;</text:span></text:p>
            <text:p><text:span text:style-name="T3">- Metaverse VM; </text:span></text:p>
            <text:p><text:span text:style-name="T3"> </text:span></text:p>
            <text:p><text:span text:style-name="T3">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8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86" office:value-type="string" calcext:value-type="string">
            <text:p>The vast majority of professional developers are expected to know this language.</text:p>
          </table:table-cell>
          <table:table-cell table:style-name="ce18" office:value-type="string" calcext:value-type="string">
            <text:p><text:span text:style-name="T3">A language processing feature in the form of a package/release.</text:span></text:p>
            <text:p/>
            <text:p><text:span text:style-name="T3">Maintenance of:</text:span></text:p>
            <text:p><text:span text:style-name="T3">- Raspberry PI USB booting code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86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7-02T08:56:37.098603180</dc:date>
    <meta:editing-duration>P4DT11H53M53S</meta:editing-duration>
    <meta:editing-cycles>59</meta:editing-cycles>
    <meta:generator>LibreOffice/7.3.7.2$Linux_X86_64 LibreOffice_project/30$Build-2</meta:generator>
    <meta:document-statistic meta:table-count="1" meta:cell-count="156" meta:object-count="0"/>
  </office:meta>
</office:document-meta>
</file>